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0e488a"/>
    </style:style>
    <style:style style:name="P2" style:family="paragraph" style:parent-style-name="Standard">
      <style:paragraph-properties fo:text-align="end" style:justify-single-word="false"/>
      <style:text-properties officeooo:rsid="000e488a" officeooo:paragraph-rsid="000e488a"/>
    </style:style>
    <style:style style:name="P3" style:family="paragraph" style:parent-style-name="Standard">
      <style:paragraph-properties fo:text-align="start" style:justify-single-word="false"/>
      <style:text-properties officeooo:rsid="000e488a" officeooo:paragraph-rsid="000e488a"/>
    </style:style>
    <style:style style:name="P4" style:family="paragraph" style:parent-style-name="Standard">
      <style:paragraph-properties fo:text-align="justify" style:justify-single-word="false"/>
      <style:text-properties officeooo:rsid="000e488a" officeooo:paragraph-rsid="000e488a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e488a" officeooo:paragraph-rsid="000e488a"/>
    </style:style>
    <style:style style:name="P6" style:family="paragraph" style:parent-style-name="Standard">
      <style:paragraph-properties fo:text-align="end" style:justify-single-word="false"/>
      <style:text-properties fo:font-weight="bold" officeooo:rsid="000e488a" officeooo:paragraph-rsid="000e488a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e488a" officeooo:paragraph-rsid="000e488a" style:font-weight-asian="bold" style:font-weight-complex="bold"/>
    </style:style>
    <style:style style:name="P8" style:family="paragraph" style:parent-style-name="Standard" style:list-style-name="L2">
      <style:paragraph-properties fo:text-align="justify" style:justify-single-word="false"/>
      <style:text-properties officeooo:rsid="000ec0ef" officeooo:paragraph-rsid="000ec0ef"/>
    </style:style>
    <style:style style:name="P9" style:family="paragraph" style:parent-style-name="Standard">
      <style:paragraph-properties fo:text-align="justify" style:justify-single-word="false"/>
      <style:text-properties officeooo:rsid="000ec0ef" officeooo:paragraph-rsid="000ec0ef"/>
    </style:style>
    <style:style style:name="P10" style:family="paragraph" style:parent-style-name="Standard" style:list-style-name="L2">
      <style:paragraph-properties fo:text-align="justify" style:justify-single-word="false"/>
      <style:text-properties officeooo:paragraph-rsid="000ec0ef"/>
    </style:style>
    <style:style style:name="P11" style:family="paragraph" style:parent-style-name="Standard">
      <style:paragraph-properties fo:text-align="justify" style:justify-single-word="false"/>
      <style:text-properties officeooo:paragraph-rsid="000ec0ef"/>
    </style:style>
    <style:style style:name="T1" style:family="text">
      <style:text-properties officeooo:rsid="000e488a"/>
    </style:style>
    <style:style style:name="T2" style:family="text">
      <style:text-properties fo:color="#000000" loext:opacity="100%"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488a" style:font-weight-asian="bold" style:font-weight-complex="bold"/>
    </style:style>
    <style:style style:name="T5" style:family="text">
      <style:text-properties fo:font-weight="bold" officeooo:rsid="000ec0ef" style:font-weight-asian="bold" style:font-weight-complex="bold"/>
    </style:style>
    <style:style style:name="T6" style:family="text">
      <style:text-properties officeooo:rsid="000ec0ef"/>
    </style:style>
    <style:style style:name="T7" style:family="text">
      <style:text-properties fo:language="ca" fo:country="ES"/>
    </style:style>
    <style:style style:name="T8" style:family="text">
      <style:text-properties fo:language="ca" fo:country="ES" fo:font-weight="bold"/>
    </style:style>
    <style:style style:name="T9" style:family="text">
      <style:text-properties fo:language="ca" fo:country="ES" fo:font-weight="bold" style:font-weight-asian="bold" style:font-weight-complex="bold"/>
    </style:style>
    <style:style style:name="T10" style:family="text">
      <style:text-properties fo:language="ca" fo:country="ES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juntament de Maó</text:p>
      <text:p text:style-name="P6">Servei de Recaptació</text:p>
      <text:p text:style-name="P1"><text:span text:style-name="T4">Adreça:</text:span><text:span text:style-name="T1"> </text:span><text:a xlink:type="simple" xlink:href="https://www.google.com/maps/place//data=!4m2!3m1!1s0x129587ba2678671d:0x83cf95605a28f637?sa=X&amp;ved=1t:8290&amp;ictx=111" text:style-name="Internet_20_link" text:visited-style-name="Visited_20_Internet_20_Link"><text:span text:style-name="T2">Plaça de la Constitució, 1, 07701 Maó, Illes Balears</text:span></text:a></text:p>
      <text:p text:style-name="P1"><text:span text:style-name="T4">Telèfon:</text:span><text:span text:style-name="T1"> </text:span>971369800</text:p>
      <text:p text:style-name="P1"><text:span text:style-name="T4">Correu electrònic: </text:span><text:a xlink:type="simple" xlink:href="mailto:alcaldia@ajmao.org" text:style-name="Internet_20_link" text:visited-style-name="Visited_20_Internet_20_Link">alcaldia@ajmao.org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Benvolguts usuaris,</text:p>
      <text:p text:style-name="P4"/>
      <text:p text:style-name="P4">Per la present, us informen que el termini per a pagar el rebut de l’Impost sobre Béns Immobles (IBI) finalitza el pròxim mes d’abril. Us recordem la importància de realitzar el pagament dins del termini establert per a evitar recàrrecs i interessos de demora.</text:p>
      <text:p text:style-name="P4"/>
      <text:p text:style-name="P4"/>
      <text:p text:style-name="P7">Datalls de Pagament:</text:p>
      <text:p text:style-name="P4"/>
      <text:list xml:id="list194721794" text:style-name="L1">
        <text:list-item>
          <text:p text:style-name="P5"><text:span text:style-name="T3">Data límit: </text:span>26 de abril de 2024</text:p>
        </text:list-item>
        <text:list-item>
          <text:p text:style-name="P5"><text:span text:style-name="T3">Import: </text:span>75,00 €</text:p>
        </text:list-item>
        <text:list-item>
          <text:p text:style-name="P5"><text:span text:style-name="T3">Forma de pagament: </text:span>En línia i presencialment.</text:p>
        </text:list-item>
      </text:list>
      <text:p text:style-name="P4"/>
      <text:p text:style-name="P4">Per a qualsevol dubte o consulta, podeu contractar amb el Servei de Recaptació a través dels mitjans següents:</text:p>
      <text:p text:style-name="P4"/>
      <text:list text:style-name="L2">
        <text:list-item>
          <text:p text:style-name="P10"><text:span text:style-name="T5">Adreça: </text:span><text:span text:style-name="T10">Maó, </text:span><text:span text:style-name="T7">C/ del Bisbe Gonyalons, 20, 07703 </text:span></text:p>
        </text:list-item>
        <text:list-item>
          <text:p text:style-name="P10"><text:span text:style-name="T5">Telèfon:</text:span><text:span text:style-name="T6"> </text:span>971369800</text:p>
        </text:list-item>
        <text:list-item>
          <text:p text:style-name="P10"><text:span text:style-name="T5">Correu electrònic:</text:span><text:span text:style-name="T6"> </text:span><text:a xlink:type="simple" xlink:href="mailto:gestio@ajmao.org" text:style-name="Internet_20_link" text:visited-style-name="Visited_20_Internet_20_Link">gestio@ajmao.org</text:a>.</text:p>
        </text:list-item>
      </text:list>
      <text:p text:style-name="P11"/>
      <text:p text:style-name="P11"/>
      <text:p text:style-name="P9">Agraïm la vostra col·laboració i esperem la vostra comprensió.</text:p>
      <text:p text:style-name="P9"/>
      <text:p text:style-name="P9">Atentament,</text:p>
      <text:p text:style-name="P9"/>
      <text:p text:style-name="P9">[Maria Puig i Comes] Servei de Recaptació Ajuntament de Maó </text:p>
      <text:p text:style-name="P9"/>
      <text:p text:style-name="P9"/>
      <text:list text:continue-numbering="true" text:style-name="L2">
        <text:list-header>
          <text:p text:style-name="P8"/>
        </text:list-header>
      </text:list>
      <text:p text:style-name="P4"/>
      <text:p text:style-name="P4"/>
      <text:list text:continue-list="list194721794" text:style-name="L1">
        <text:list-header>
          <text:p text:style-name="P5"/>
        </text:list-header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74pt solid #000000" fo:padding="0.049cm" style:shadow="#000000 -0.176cm 0.176cm" fo:background-color="#dde8cb" style:writing-mode="lr-tb" draw:fill="solid" draw:fill-color="#dde8c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dde8cb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08:40:40.163729626</meta:creation-date>
    <dc:date>2024-11-12T09:02:12.677692699</dc:date>
    <meta:editing-duration>PT7M26S</meta:editing-duration>
    <meta:editing-cycles>1</meta:editing-cycles>
    <meta:document-statistic meta:table-count="0" meta:image-count="0" meta:object-count="0" meta:page-count="1" meta:paragraph-count="20" meta:word-count="146" meta:character-count="894" meta:non-whitespace-character-count="772"/>
    <meta:generator>LibreOffice/24.2.6.2$Linux_X86_64 LibreOffice_project/420$Build-2</meta:generator>
  </office:meta>
</office:document-meta>
</file>